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2">
      <style:paragraph-properties fo:margin-left="1.251cm" fo:margin-right="0cm" fo:text-indent="-0.635cm" style:auto-text-indent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a531e"/>
    </style:style>
    <style:style style:name="T3" style:family="text">
      <style:text-properties officeooo:rsid="000ba2b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ercice « niveau routage »</text:p>
      <text:p text:style-name="Text_20_body">L'exercice consiste à programmer la fonction de routage de<text:span text:style-name="T2">s</text:span> nœuds dans un réseau de taille <text:span text:style-name="Variable">N</text:span> dont la topologie est un bus, un anneau ou une grille.</text:p>
      <text:p text:style-name="Text_20_body">Chaque nœud à un identifiant lui servant d'adresse, de 0 à <text:span text:style-name="Variable">N</text:span>-1, et un certains nombre de liens numérotés de 0 à <text:span text:style-name="Variable">k</text:span>-1, le connectant à chacun de ses <text:span text:style-name="Variable">k</text:span> voisins<text:note text:id="ftn1" text:note-class="footnote"><text:note-citation>1</text:note-citation><text:note-body><text:p text:style-name="Footnote">Dans certains cas « limites » de cet exercice, le voisin d'un nœud peut être lui-même (voir bus et grille).</text:p></text:note-body></text:note> :</text:p>
      <text:list xml:id="list2184606095923452597" text:style-name="L1">
        <text:list-item>
          <text:p text:style-name="P3">Dans un réseau en anneau, chaque nœud a deux voisins et le nœud <text:span text:style-name="Variable">i</text:span> est connecté :</text:p>
          <text:list>
            <text:list-item>
              <text:p text:style-name="P3">au nœud <text:span text:style-name="Variable">i</text:span>+1 (sauf le nœud <text:span text:style-name="Variable">N</text:span>-1 qui est connecté au nœud 0) par son lien 1</text:p>
            </text:list-item>
            <text:list-item>
              <text:p text:style-name="P3">au nœud <text:span text:style-name="Variable">i</text:span>-1 (sauf le nœud 0 qui est connecté au nœud <text:span text:style-name="Variable">N</text:span>-1) par son lien 0</text:p>
            </text:list-item>
          </text:list>
        </text:list-item>
        <text:list-item>
          <text:p text:style-name="P3">Dans un réseau en bus, chaque nœud a deux voisins et le nœud i est connecté :</text:p>
          <text:list>
            <text:list-item>
              <text:p text:style-name="P3">au nœud i+1 (sauf le nœud <text:span text:style-name="Variable">N</text:span>-1 qui est connecté à lui-même par une boucle) par le lien 1</text:p>
            </text:list-item>
            <text:list-item>
              <text:p text:style-name="P3">au nœud <text:span text:style-name="Variable">i</text:span>-1 (sauf le nœud 0 qui est connecté à lui-même par une boucle) par le lien 0</text:p>
            </text:list-item>
          </text:list>
        </text:list-item>
        <text:list-item>
          <text:p text:style-name="P3">Dans une grille de<draw:frame draw:style-name="fr1" draw:name="Objet1" text:anchor-type="as-char" svg:y="-0.377cm" svg:width="1.743cm" svg:height="0.467cm" draw:z-index="0"><draw:object xlink:href="./Object 1" xlink:type="simple" xlink:show="embed" xlink:actuate="onLoad"/><draw:image xlink:href="./ObjectReplacements/Object 1" xlink:type="simple" xlink:show="embed" xlink:actuate="onLoad"/></draw:frame>nœuds, chaque nœud a quatre voisins. Le nœud <text:span text:style-name="Variable">i</text:span> est connecté à son voisin du haut<text:note text:id="ftn2" text:note-class="footnote"><text:note-citation>2</text:note-citation><text:note-body><text:p text:style-name="Footnote">On considère une numérotation des nœuds de la gauche vers la droite et de haut en bas.</text:p></text:note-body></text:note> par le lien 0, son voisin de gauche par le lien 1, à son voisin du bas par le lien 2 et à son voisin de droite par le lien 3. Lorsqu'il n'y a pas de voisin, en bordure de la grille, le nœud est connecté à lui-même par une boucle.</text:p>
        </text:list-item>
      </text:list>
      <text:list xml:id="list7171737613877202524" text:style-name="L3">
        <text:list-item>
          <text:p text:style-name="P6">Vous devez <text:span text:style-name="T3">définir</text:span> les classes <text:span text:style-name="Source_20_Text"><text:span text:style-name="T1">NoeudAnneau</text:span></text:span><text:span text:style-name="T1">, </text:span><text:span text:style-name="Source_20_Text"><text:span text:style-name="T1">NoeudBus et NoeudGrille</text:span></text:span> qui héritent de la classe <text:span text:style-name="Source_20_Text">Noeud</text:span>. Leur unique constructeur prend deux entiers en paramètres et doit seulement contenir l'instruction suivante :</text:p>
        </text:list-item>
      </text:list>
      <text:p text:style-name="Standard"><text:span text:style-name="Source_20_Text"><text:tab/><text:tab/>super(id,nbVoisins);</text:span></text:p>
      <text:p text:style-name="Text_20_body">La classe <text:span text:style-name="Source_20_Text">Noeud</text:span> déclare une méthode abstraite <text:span text:style-name="Source_20_Text">router(Paquet </text:span><text:span text:style-name="Variable">p</text:span><text:span text:style-name="Source_20_Text">)</text:span> qu'il faut écrire dans chacune des trois classes ci-dessus. Cette méthode doit envoyer le p<text:span text:style-name="T3">a</text:span>que<text:span text:style-name="T3">t</text:span> <text:span text:style-name="Variable">p</text:span>, passé en paramètre, sur un des liens du nœud, de sorte que de proche en proche le paquet arrive bien à destination. Cette méthode est invoquée automatiquement lorsqu'un paquet est reçu par le nœud et qu'il n'est pas le destinataire final. Vous pouvez faire appel aux méthodes suivantes :</text:p>
      <text:list xml:id="list4155733937110985250" text:style-name="L2">
        <text:list-item>
          <text:p text:style-name="P5">à celles héritées de la classe <text:span text:style-name="Source_20_Text">Noeud </text:span>:</text:p>
          <text:list>
            <text:list-item>
              <text:p text:style-name="P5"><text:span text:style-name="Source_20_Text">int id()</text:span> retourne l'identifiant du nœud ;</text:p>
            </text:list-item>
            <text:list-item>
              <text:p text:style-name="P5"><text:span text:style-name="Source_20_Text">void envoyer(int </text:span><text:span text:style-name="Variable">lien</text:span><text:span text:style-name="Source_20_Text">, Paquet </text:span><text:span text:style-name="Variable">p</text:span><text:span text:style-name="Source_20_Text">)</text:span> qui prend en paramètre le numéro de lien et le paquet à envoyer sur ce lien.</text:p>
            </text:list-item>
            <text:list-item>
              <text:p text:style-name="P5"><text:span text:style-name="Source_20_Text">boolean boucle(int </text:span><text:span text:style-name="Variable">lien</text:span><text:span text:style-name="Source_20_Text">)</text:span> qui retourne vrai si <text:span text:style-name="Variable">lien</text:span> est une boucle et faux sinon.</text:p>
            </text:list-item>
          </text:list>
        </text:list-item>
        <text:list-item>
          <text:p text:style-name="P7">et à celle de la classe Paquet :</text:p>
          <text:list>
            <text:list-item>
              <text:p text:style-name="P4"><text:span text:style-name="Source_20_Text">int destination() </text:span>retourne l'identifiant du nœud destinataire</text:p>
            </text:list-item>
          </text:list>
        </text:list-item>
      </text:list>
      <text:p text:style-name="Text_20_body">La classe <text:span text:style-name="Source_20_Text">Tests.java</text:span> doit pouvoir être compilée et exécutée pour donner ce genre de résultat<text:note text:id="ftn3" text:note-class="footnote"><text:note-citation>3</text:note-citation><text:note-body><text:p text:style-name="Footnote">Vous n'avez aucune sortie écran à faire, elles sont déjà prises en charge par la classe <text:span text:style-name="Source_20_Text">Noeud</text:span>.</text:p></text:note-body></text:note> :</text:p>
      <text:p text:style-name="Standard"><text:span text:style-name="Source_20_Text">Test dans un anneau : </text:span></text:p>
      <text:p text:style-name="Standard"><text:soft-page-break/><text:span text:style-name="Source_20_Text">4 envoie le message 'message dans un anneau de 4 à 8' à 8 </text:span></text:p>
      <text:p text:style-name="Standard"><text:span text:style-name="Source_20_Text">[4] Paquet parti </text:span></text:p>
      <text:p text:style-name="Standard"><text:span text:style-name="Source_20_Text">[3] paquet reçu </text:span></text:p>
      <text:p text:style-name="Standard"><text:span text:style-name="Source_20_Text">[2] paquet reçu </text:span></text:p>
      <text:p text:style-name="Standard"><text:span text:style-name="Source_20_Text">[1] paquet reçu </text:span></text:p>
      <text:p text:style-name="Standard"><text:span text:style-name="Source_20_Text">[0] paquet reçu </text:span></text:p>
      <text:p text:style-name="Standard"><text:span text:style-name="Source_20_Text">[8] paquet reçu </text:span></text:p>
      <text:p text:style-name="Standard"><text:span text:style-name="Source_20_Text">[8] Paquet arrivé : 'message dans un anneau de 4 à 8' </text:span></text:p>
      <text:p text:style-name="Standard"><text:span text:style-name="Source_20_Text"/></text:p>
      <text:p text:style-name="Standard"><text:span text:style-name="Source_20_Text">Test dans un bus : </text:span></text:p>
      <text:p text:style-name="Standard"><text:span text:style-name="Source_20_Text">3 envoie le message 'message dans un bus (1) de 3 à 7' à 7 </text:span></text:p>
      <text:p text:style-name="Standard"><text:span text:style-name="Source_20_Text">[3] Paquet envoyé </text:span></text:p>
      <text:p text:style-name="Standard"><text:span text:style-name="Source_20_Text">[4] paquet reçu </text:span></text:p>
      <text:p text:style-name="Standard"><text:span text:style-name="Source_20_Text">[5] paquet reçu </text:span></text:p>
      <text:p text:style-name="Standard"><text:span text:style-name="Source_20_Text">[6] paquet reçu </text:span></text:p>
      <text:p text:style-name="Standard"><text:span text:style-name="Source_20_Text">[7] paquet reçu </text:span></text:p>
      <text:p text:style-name="Standard"><text:span text:style-name="Source_20_Text">[7] Paquet arrivé : 'message dans un bus (1) de 3 à 7' </text:span></text:p>
      <text:p text:style-name="Standard"><text:span text:style-name="Source_20_Text">5 envoie le message 'message dans un bus (2) de 5 à 1' à 1 </text:span></text:p>
      <text:p text:style-name="Standard"><text:span text:style-name="Source_20_Text">[5] Paquet envoyé </text:span></text:p>
      <text:p text:style-name="Standard"><text:span text:style-name="Source_20_Text">[4] paquet reçu </text:span></text:p>
      <text:p text:style-name="Standard"><text:span text:style-name="Source_20_Text">[3] paquet reçu </text:span></text:p>
      <text:p text:style-name="Standard"><text:span text:style-name="Source_20_Text">[2] paquet reçu </text:span></text:p>
      <text:p text:style-name="Standard"><text:span text:style-name="Source_20_Text">[1] paquet reçu </text:span></text:p>
      <text:p text:style-name="Standard"><text:span text:style-name="Source_20_Text">[1] Paquet arrivé : 'message dans un bus (2) de 5 à 1' </text:span></text:p>
      <text:p text:style-name="Standard"><text:span text:style-name="Source_20_Text"/></text:p>
      <text:p text:style-name="Standard"><text:span text:style-name="Source_20_Text">Test dans une grille </text:span></text:p>
      <text:p text:style-name="Standard"><text:span text:style-name="Source_20_Text">2 envoie le message 'message dans une grille (1) de 2 à 10' à 10 </text:span></text:p>
      <text:p text:style-name="Standard"><text:span text:style-name="Source_20_Text">[2] Paquet envoyé </text:span></text:p>
      <text:p text:style-name="Standard"><text:span text:style-name="Source_20_Text">[3] paquet reçu </text:span></text:p>
      <text:p text:style-name="Standard"><text:span text:style-name="Source_20_Text">[7] paquet reçu </text:span></text:p>
      <text:p text:style-name="Standard"><text:span text:style-name="Source_20_Text">[11] paquet reçu </text:span></text:p>
      <text:p text:style-name="Standard"><text:span text:style-name="Source_20_Text">[10] paquet reçu </text:span></text:p>
      <text:p text:style-name="Standard"><text:span text:style-name="Source_20_Text">[10] Paquet arrivé : 'message dans une grille (1) de 2 à 10' </text:span></text:p>
      <text:p text:style-name="Standard"><text:span text:style-name="Source_20_Text">14 envoie le message 'message dans une grille (2) de 14 à 5' à 5 </text:span></text:p>
      <text:p text:style-name="Standard"><text:span text:style-name="Source_20_Text">[14] Paquet envoyé </text:span></text:p>
      <text:p text:style-name="Standard"><text:span text:style-name="Source_20_Text">[13] paquet reçu </text:span></text:p>
      <text:p text:style-name="Standard"><text:span text:style-name="Source_20_Text">[12] paquet reçu </text:span></text:p>
      <text:p text:style-name="Standard"><text:span text:style-name="Source_20_Text">[8] paquet reçu </text:span></text:p>
      <text:p text:style-name="Standard"><text:span text:style-name="Source_20_Text">[4] paquet reçu </text:span></text:p>
      <text:p text:style-name="Standard"><text:span text:style-name="Source_20_Text">[5] paquet reçu </text:span></text:p>
      <text:p text:style-name="Standard"><text:span text:style-name="Source_20_Text">[5] Paquet arrivé : 'message dans une grille (2) de 14 à 5'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0cm" style:auto-text-indent="true" style:page-number="auto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ISN – Montpellier - <text:date style:data-style-name="N37" text:date-value="2014-06-15T16:53:48.498319443">15/06/14</text:date></text:p>
      </style:header>
      <style:footer>
        <text:p text:style-name="MP2"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ôme Palaysi</meta:initial-creator>
    <meta:creation-date>2013-02-09T18:24:36</meta:creation-date>
    <dc:date>2014-06-15T16:53:48.477174858</dc:date>
    <dc:creator>Jérôme-2013 </dc:creator>
    <meta:editing-duration>PT1H40M23S</meta:editing-duration>
    <meta:editing-cycles>28</meta:editing-cycles>
    <meta:generator>LibreOffice/4.2.3.3$Linux_x86 LibreOffice_project/420m0$Build-3</meta:generator>
    <meta:document-statistic meta:table-count="0" meta:image-count="0" meta:object-count="1" meta:page-count="2" meta:paragraph-count="65" meta:word-count="733" meta:character-count="3710" meta:non-whitespace-character-count="3013"/>
  </office:meta>
</office:document-meta>
</file>

<file path=Object 1/content.xml><?xml version="1.0" encoding="utf-8"?>
<math xmlns="http://www.w3.org/1998/Math/MathML">
  <semantics>
    <mrow>
      <mrow>
        <mi>N</mi>
        <mo stretchy="false">=</mo>
        <mrow>
          <mi>n</mi>
          <mo stretchy="false">×</mo>
          <mi>n</mi>
        </mrow>
      </mrow>
    </mrow>
    <annotation encoding="StarMath 5.0">N= n times n</annotation>
  </semantics>
</math>
</file>